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Preformatted_20_Text">
      <style:text-properties style:text-underline-style="none"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group descriptor</text:p>
      <text:p text:style-name="P2">Le group descriptor contient des informations administratives sur le block group.</text:p>
      <text:p text:style-name="P2">Il est représenté par la structure ext3_group_desc.</text:p>
      <text:p text:style-name="P2"/>
      <text:p text:style-name="P2"/>
      <text:p text:style-name="P3"/>
      <text:p text:style-name="P3">Explication des champs du group descriptor</text:p>
      <text:p text:style-name="P2"/>
      <text:p text:style-name="P2"><text:tab/>__u32<text:tab/>bg_block_bitmap;<text:tab/><text:tab/></text:p>
      <text:p text:style-name="P2">Numéro de block du block bitmap</text:p>
      <text:p text:style-name="P2"><text:tab/>__u32<text:tab/>bg_inode_bitmap;<text:tab/></text:p>
      <text:p text:style-name="P2">Numéro de block de l'inode bitmap<text:tab/></text:p>
      <text:p text:style-name="P2"><text:tab/>__u32<text:tab/>bg_inode_table;<text:tab/></text:p>
      <text:p text:style-name="P2">Numéro de block de la première inode table</text:p>
      <text:p text:style-name="P2"><text:tab/>__u16<text:tab/>bg_free_blocks_count;<text:tab/></text:p>
      <text:p text:style-name="P2">Nombre de blocks libres dans le groupe</text:p>
      <text:p text:style-name="P2"><text:tab/>__u16<text:tab/>bg_free_inodes_count;<text:tab/></text:p>
      <text:p text:style-name="P2">Nombre d'inodes libres dans le groupe</text:p>
      <text:p text:style-name="P2"><text:tab/>__u16<text:tab/>bg_used_dirs_count;<text:tab/></text:p>
      <text:p text:style-name="P2">Nombre de dossiers dans le groupe</text:p>
      <text:p text:style-name="P2"><text:tab/>__u16<text:tab/>bg_pad;</text:p>
      <text:p text:style-name="P2"><text:tab/>__u32<text:tab/>bg_reserved[3];</text:p>
      <text:p text:style-name="P2">Parties inutilisées de la structur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1-22T18:51:00</meta:creation-date>
    <dc:date>2007-02-26T17:07:36</dc:date>
    <dc:language>en-US</dc:language>
    <meta:editing-cycles>207</meta:editing-cycles>
    <meta:editing-duration>PT7H26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07" meta:character-count="637"/>
  </office:meta>
</office:document-meta>
</file>